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9.6cm"/>
    </style:style>
    <style:style style:name="pr5" style:family="presentation" style:parent-style-name="Default-subtitle">
      <style:graphic-properties draw:fill-color="#ffffff" draw:textarea-vertical-align="top" fo:min-height="16.093cm"/>
    </style:style>
    <style:style style:name="pr6" style:family="presentation" style:parent-style-name="Default-subtitle">
      <style:graphic-properties draw:fill-color="#ffffff" draw:textarea-vertical-align="top" fo:min-height="18.6cm"/>
    </style:style>
    <style:style style:name="pr7" style:family="presentation" style:parent-style-name="Default-subtitle">
      <style:graphic-properties draw:fill-color="#ffffff" draw:textarea-vertical-align="top" fo:min-height="15.8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Angular j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AngularJS is perfect for Single Page Applications</text:p>
                <text:p text:style-name="P2"><text:s/>(SPAs).</text:p>
                <text:p text:style-name="P2"/>
              </text:list-item>
              <text:list-item>
                <text:p text:style-name="P2">AngularJS is a JavaScript framework. </text:p>
              </text:list-item>
              <text:list-item>
                <text:p text:style-name="P2">It can be added to an HTML page with a &lt;script&gt;</text:p>
                <text:p text:style-name="P2"><text:s/>tag.</text:p>
                <text:p text:style-name="P2"/>
              </text:list-item>
              <text:list-item>
                <text:p text:style-name="P2">ngularJS expressions can be written inside double braces: {{ expression }}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25.199cm" svg:height="19.6cm" svg:x="1.4cm" svg:y="0.6cm" presentation:class="subtitle" presentation:user-transformed="true">
          <draw:text-box>
            <text:p text:style-name="P2">AngularJS Expressions vs. JavaScriptExpressions</text:p>
            <text:p text:style-name="P2"/>
            <text:list text:style-name="L2">
              <text:list-item>
                <text:p text:style-name="P2"><text:span text:style-name="T1">AngularJS expressions do not support conditionals, loops, and exceptions, while JavaScript expressions do.</text:span></text:p>
                <text:p text:style-name="P2"><text:span text:style-name="T1"/></text:p>
              </text:list-item>
              <text:list-item>
                <text:p text:style-name="P2"><text:span text:style-name="T1">AngularJS expressions support filters, while JavaScript expressions do</text:span> not.</text:p>
                <text:p text:style-name="P2"/>
              </text:list-item>
              <text:list-item>
                <text:p text:style-name="P2">AngularJS Modules</text:p>
                <text:p text:style-name="P2"/>
              </text:list-item>
              <text:list-item>
                <text:p text:style-name="P2"><text:span text:style-name="T1">An AngularJS module defines an application.</text:span></text:p>
                <text:p text:style-name="P2"><text:span text:style-name="T1"/></text:p>
              </text:list-item>
              <text:list-item>
                <text:p text:style-name="P2"><text:span text:style-name="T1">The module is a container for the different parts of an application.</text:span></text:p>
                <text:p text:style-name="P2"><text:span text:style-name="T1"/></text:p>
              </text:list-item>
              <text:list-item>
                <text:p text:style-name="P2"><text:span text:style-name="T1">The module is a container for the application controll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3" draw:layer="layout" svg:width="25.199cm" svg:height="16.093cm" svg:x="1.4cm" svg:y="1cm" presentation:class="subtitle" presentation:user-transformed="true">
          <draw:text-box>
            <text:list text:style-name="L2">
              <text:list-item>
                <text:p text:style-name="P2">AngularJS Directives</text:p>
                <text:p text:style-name="P2"/>
              </text:list-item>
              <text:list-item>
                <text:p text:style-name="P2"><text:span text:style-name="T2">AngularJS directives are extended HTML attributes with the prefix ng-.</text:span></text:p>
                <text:p text:style-name="P2"><text:span text:style-name="T2"/></text:p>
              </text:list-item>
              <text:list-item>
                <text:p text:style-name="P2"><text:span text:style-name="T2">The ng-app directive initializes an AngularJS application.</text:span></text:p>
                <text:p text:style-name="P2"><text:span text:style-name="T2"/></text:p>
              </text:list-item>
              <text:list-item>
                <text:p text:style-name="P2"><text:span text:style-name="T2">The ng-init directive initializes application data.</text:span></text:p>
                <text:p text:style-name="P2"><text:span text:style-name="T2"/></text:p>
              </text:list-item>
              <text:list-item>
                <text:p text:style-name="P2"><text:span text:style-name="T2">The ng-model directive binds the value of HTML controls (input, select, textarea) to application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3" draw:layer="layout" svg:width="25.199cm" svg:height="20.11cm" svg:x="1.4cm" svg:y="0.8cm" presentation:class="subtitle" presentation:user-transformed="true">
          <draw:text-box>
            <text:list text:style-name="L2">
              <text:list-item>
                <text:p text:style-name="P2">AngularJS Data Binding</text:p>
              </text:list-item>
              <text:list-item>
                <text:p text:style-name="P2"><text:span text:style-name="T3">Data binding in AngularJS is the synchronization between the model and the view.</text:span></text:p>
                <text:p text:style-name="P2"><text:span text:style-name="T3"/></text:p>
              </text:list-item>
              <text:list-item>
                <text:p text:style-name="P2">Data Model</text:p>
              </text:list-item>
              <text:list-item>
                <text:p text:style-name="P2"><text:span text:style-name="T4">AngularJS applications usually have a data model.</text:span></text:p>
                <text:p text:style-name="P2"><text:span text:style-name="T4"/></text:p>
              </text:list-item>
              <text:list-item>
                <text:p text:style-name="P2">HTML View</text:p>
              </text:list-item>
              <text:list-item>
                <text:p text:style-name="P2"><text:span text:style-name="T4">AngularJS application is displayed, is called the view.</text:span></text:p>
                <text:p text:style-name="P2"><text:span text:style-name="T4"/></text:p>
              </text:list-item>
              <text:list-item>
                <text:p text:style-name="P2"><text:span text:style-name="T5">AngularJS Controller</text:span></text:p>
              </text:list-item>
              <text:list-item>
                <text:p text:style-name="P2"><text:span text:style-name="T3">Applications in AngularJS are controlled by controllers.</text:span></text:p>
              </text:list-item>
              <text:list-item>
                <text:p text:style-name="P2"><text:span text:style-name="T3">AngularJS controllers are regular JavaScript Objects.</text:span></text:p>
              </text:list-item>
              <text:list-item>
                <text:p text:style-name="P2"><text:span text:style-name="T5"/></text:p>
              </text:list-item>
              <text:list-item>
                <text:p text:style-name="P2"><text:span text:style-name="T5">AngularJS Scope</text:span></text:p>
              </text:list-item>
              <text:list-item>
                <text:p text:style-name="P2"><text:span text:style-name="T3">The scope is the binding part between the HTML (view) and the JavaScript (controller).</text:span></text:p>
              </text:list-item>
              <text:list-item>
                <text:p text:style-name="P2"><text:span text:style-name="T3">The scope is an object with the available properties and methods.</text:span></text:p>
                <text:p text:style-name="P2"><text:span text:style-name="T3"/></text:p>
                <text:p text:style-name="P2"><text:span text:style-name="T3"/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3" draw:layer="layout" svg:width="25.199cm" svg:height="15.893cm" svg:x="1.4cm" svg:y="1.2cm" presentation:class="subtitle" presentation:user-transformed="true">
          <draw:text-box>
            <text:list text:style-name="L2">
              <text:list-item>
                <text:p text:style-name="P2">AngularJS Filters</text:p>
                <text:p text:style-name="P2"/>
              </text:list-item>
              <text:list-item>
                <text:p text:style-name="P2">Filters can be added in AngularJS to format data.</text:p>
              </text:list-item>
              <text:list-item>
                <text:p text:style-name="P2"><text:span text:style-name="T4">AngularJS provides filters to transform data:</text:span></text:p>
              </text:list-item>
              <text:list-item>
                <text:p text:style-name="P2"><text:span text:style-name="T3">Currency,date ,filter ,limitTo,lowercase,number, </text:span></text:p>
                <text:p text:style-name="P2"><text:span text:style-name="T3">orderBy ,uppercase 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1:10:20.305000000</meta:creation-date>
    <dc:date>2017-02-21T12:23:29.968000000</dc:date>
    <meta:editing-duration>PT2M9S</meta:editing-duration>
    <meta:editing-cycles>1</meta:editing-cycles>
    <meta:document-statistic meta:object-count="37"/>
    <meta:generator>LibreOffice/5.3.0.3$Windows_x86 LibreOffice_project/7074905676c47b82bbcfbea1aeefc84afe1c50e1</meta:generator>
  </office:meta>
</office:document-meta>
</file>